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60000000886059B02390AAA975.png" manifest:media-type="image/png"/>
  <manifest:file-entry manifest:full-path="Pictures/20000067000009F800000E18936CFF5D4F839BA0.svm" manifest:media-type="image/x-svm"/>
  <manifest:file-entry manifest:full-path="Pictures/1000000100000100000001009D231BB27266803C.png" manifest:media-type="image/png"/>
  <manifest:file-entry manifest:full-path="Pictures/10000001000000700000009A71996962089AAB98.png" manifest:media-type="image/png"/>
  <manifest:file-entry manifest:full-path="Pictures/2000007000000B9E00000FF0BF3E181ADFB228ED.svm" manifest:media-type="image/x-svm"/>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adornments="Normalny"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adornments="Normalny"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Ubuntu" svg:font-family="Ubuntu" style:font-adornments="Regularna" style:font-family-generic="swiss"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45cm" draw:marker-end-width="0.245cm" draw:fill="solid" draw:fill-color="#eeeeee" draw:textarea-horizontal-align="left" draw:textarea-vertical-align="top" draw:auto-grow-height="false" fo:min-height="9.22cm" fo:min-width="6.77cm" fo:padding-top="0.14cm" fo:padding-bottom="0.14cm" fo:padding-left="0.265cm" fo:padding-right="0.265cm"/>
      <style:paragraph-properties style:writing-mode="lr-tb"/>
    </style:style>
    <style:style style:name="gr2" style:family="graphic" style:parent-style-name="standard">
      <style:graphic-properties svg:stroke-width="0.03cm" svg:stroke-color="#000000" draw:marker-start-width="0.245cm" draw:marker-end-width="0.245cm" draw:fill="solid" draw:fill-color="#ffffff" draw:textarea-horizontal-align="left" draw:textarea-vertical-align="top" draw:auto-grow-height="false" fo:min-height="4.72cm" fo:min-width="4.37cm" fo:padding-top="0.14cm" fo:padding-bottom="0.14cm" fo:padding-left="0.265cm" fo:padding-right="0.265cm"/>
      <style:paragraph-properties style:writing-mode="lr-tb"/>
    </style:style>
    <style:style style:name="gr3" style:family="graphic" style:parent-style-name="standard">
      <style:graphic-properties svg:stroke-width="0.03cm" svg:stroke-color="#000000" draw:marker-start-width="0.245cm" draw:marker-end-width="0.245cm" draw:fill="solid" draw:fill-color="#ffef7a" draw:textarea-horizontal-align="justify" draw:textarea-vertical-align="middle" draw:auto-grow-height="false" fo:min-height="2.72cm" fo:min-width="2.62cm" fo:padding-top="0.14cm" fo:padding-bottom="0.14cm" fo:padding-left="0.265cm" fo:padding-right="0.265cm"/>
      <style:paragraph-properties style:writing-mode="lr-tb"/>
    </style:style>
    <style:style style:name="gr4" style:family="graphic" style:parent-style-name="standard">
      <style:graphic-properties svg:stroke-width="0.03cm" svg:stroke-color="#000000" draw:marker-start-width="0.245cm" draw:marker-end-width="0.245cm" draw:fill="solid" draw:fill-color="#ffffff" draw:textarea-horizontal-align="justify" draw:textarea-vertical-align="middle" draw:auto-grow-height="false" fo:min-height="0.748cm" fo:min-width="0.749cm" fo:padding-top="0.14cm" fo:padding-bottom="0.14cm" fo:padding-left="0.265cm" fo:padding-right="0.265cm"/>
    </style:style>
    <style:style style:name="gr5" style:family="graphic" style:parent-style-name="standard">
      <style:graphic-properties draw:stroke="none" svg:stroke-color="#000000" draw:fill="none" draw:fill-color="#ffffff" fo:min-height="0.572cm"/>
      <style:paragraph-properties style:writing-mode="lr-tb"/>
    </style:style>
    <style:style style:name="gr6" style:family="graphic" style:parent-style-name="objectwithoutfill">
      <style:graphic-properties svg:stroke-width="0.03cm" svg:stroke-color="#000000" draw:marker-start-width="0.245cm" draw:marker-end="Groty_20_strzałek_20_1" draw:marker-end-width="0.27cm" draw:fill="none" draw:textarea-vertical-align="middle" fo:padding-top="0.14cm" fo:padding-bottom="0.14cm" fo:padding-left="0.265cm" fo:padding-right="0.265cm"/>
    </style:style>
    <style:style style:name="gr7"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Obiekt_20_bez_20_wypełnienia_20_i_20_bez_20_linii"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fo:min-height="0.55cm"/>
      <style:paragraph-properties style:writing-mode="lr-tb"/>
    </style:style>
    <style:style style:name="gr8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graphic-properties draw:stroke="none" svg:stroke-color="#000000" draw:fill="none" draw:fill-color="#ffffff" fo:min-height="0.35cm"/>
      <style:paragraph-properties style:writing-mode="lr-tb"/>
    </style:style>
    <style:style style:name="gr96" style:family="graphic" style:parent-style-name="standard">
      <style:graphic-properties svg:stroke-color="#ffffff" draw:fill="none" draw:textarea-horizontal-align="justify" draw:textarea-vertical-align="middle" draw:auto-grow-height="false" fo:min-height="14.25cm" fo:min-width="27.5cm"/>
    </style:style>
    <style:style style:name="gr97" style:family="graphic" style:parent-style-name="standard">
      <style:graphic-properties svg:stroke-width="0.03cm" svg:stroke-color="#000000" draw:marker-start-width="0.245cm" draw:marker-end-width="0.245cm" draw:fill="solid" draw:fill-color="#ffef7a" draw:textarea-horizontal-align="left" draw:textarea-vertical-align="top" draw:auto-grow-height="false" fo:min-height="2.72cm" fo:min-width="2.62cm" fo:padding-top="0.14cm" fo:padding-bottom="0.14cm" fo:padding-left="0.265cm" fo:padding-right="0.265cm"/>
      <style:paragraph-properties style:writing-mode="lr-tb"/>
    </style:style>
    <style:style style:name="gr9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graphic-properties svg:stroke-width="0.03cm" svg:stroke-color="#000000" draw:marker-start-width="0.245cm" draw:marker-end-width="0.245cm" draw:fill="solid" draw:fill-color="#ffffff" draw:textarea-horizontal-align="justify" draw:textarea-vertical-align="middle" draw:auto-grow-height="false" fo:min-height="1.372cm" fo:min-width="1.656cm" fo:padding-top="0.14cm" fo:padding-bottom="0.14cm" fo:padding-left="0.265cm" fo:padding-right="0.265cm" fo:wrap-option="wrap"/>
      <style:paragraph-properties style:writing-mode="lr-tb"/>
    </style:style>
    <style:style style:name="gr155" style:family="graphic" style:parent-style-name="Obiekt_20_bez_20_wypełnienia_20_i_20_bez_20_linii"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loext:graphic-properties draw:fill="solid" draw:fill-color="#eeeeee"/>
      <style:paragraph-properties fo:text-align="center"/>
      <style:text-properties fo:font-size="10pt" style:font-size-asian="10pt" style:font-size-complex="10pt"/>
    </style:style>
    <style:style style:name="P3" style:family="paragraph">
      <loext:graphic-properties draw:fill="solid" draw:fill-color="#ffffff"/>
      <style:paragraph-properties fo:text-align="center"/>
      <style:text-properties fo:font-size="10pt" style:font-size-asian="10pt" style:font-size-complex="10pt"/>
    </style:style>
    <style:style style:name="P4" style:family="paragraph">
      <loext:graphic-properties draw:fill="solid" draw:fill-color="#ffef7a"/>
      <style:paragraph-properties fo:text-align="center"/>
      <style:text-properties fo:font-size="10pt" style:font-size-asian="10pt" style:font-size-complex="10pt"/>
    </style:style>
    <style:style style:name="P5" style:family="paragraph">
      <loext:graphic-properties draw:fill="solid" draw:fill-color="#ffffff"/>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7f7f7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ffffff"/>
    </style:style>
    <style:style style:name="P22"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y">
        <draw:custom-shape draw:style-name="gr1" draw:text-style-name="P2" draw:layer="layout" svg:width="7.3cm" svg:height="9.5cm" svg:x="14.3cm" svg:y="3.15cm">
          <text:p text:style-name="P1"><text:span text:style-name="T1">Cloud</text:span></text:p>
          <draw:enhanced-geometry svg:viewBox="0 0 21600 21600" draw:type="rectangle" draw:enhanced-path="M 0 0 L 21600 0 21600 21600 0 21600 0 0 Z N"/>
        </draw:custom-shape>
        <draw:custom-shape draw:style-name="gr2" draw:text-style-name="P3" draw:layer="layout" svg:width="4.9cm" svg:height="5cm" svg:x="15.5cm" svg:y="4.15cm">
          <text:p text:style-name="P1"><text:span text:style-name="T1">Kubernetes</text:span></text:p>
          <draw:enhanced-geometry svg:viewBox="0 0 21600 21600" draw:type="rectangle" draw:enhanced-path="M 0 0 L 21600 0 21600 21600 0 21600 0 0 Z N"/>
        </draw:custom-shape>
        <draw:custom-shape draw:style-name="gr3" draw:text-style-name="P4" xml:id="id1" draw:id="id1" draw:layer="layout" svg:width="3.15cm" svg:height="3cm" svg:x="16.45cm" svg:y="5.15cm">
          <draw:glue-point draw:id="4" svg:x="5cm" svg:y="-2.666cm"/>
          <draw:glue-point draw:id="5" svg:x="5cm" svg:y="2.333cm"/>
          <text:p text:style-name="P1"><text:span text:style-name="T1">BackOffice</text:span></text:p>
          <draw:enhanced-geometry svg:viewBox="0 0 21600 21600" draw:type="rectangle" draw:enhanced-path="M 0 0 L 21600 0 21600 21600 0 21600 0 0 Z N"/>
        </draw:custom-shape>
        <draw:g xml:id="id2" draw:id="id2">
          <draw:g>
            <draw:custom-shape draw:style-name="gr4" draw:text-style-name="P5" draw:layer="layout" svg:width="1.278cm" svg:height="1.644cm" svg:x="17.386cm" svg:y="10.0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6" draw:layer="layout" svg:width="2.01cm" svg:height="0.822cm" svg:x="17.02cm" svg:y="11.741cm">
              <draw:text-box>
                <text:p text:style-name="P1">Storage</text:p>
              </draw:text-box>
            </draw:frame>
          </draw:g>
        </draw:g>
        <draw:connector draw:style-name="gr6" draw:text-style-name="P7" draw:layer="layout" svg:x1="18.025cm" svg:y1="8.15cm" svg:x2="18.025cm" svg:y2="10.005cm" draw:start-shape="id1" draw:start-glue-point="2" draw:end-shape="id2" draw:end-glue-point="0" svg:d="M18025 8150v1855" svg:viewBox="0 0 1 1856">
          <text:p/>
        </draw:connector>
        <draw:frame draw:style-name="gr7" draw:text-style-name="P1" draw:layer="layout" svg:width="0.909cm" svg:height="0.909cm" svg:x="15.6cm" svg:y="8.141cm">
          <draw:image xlink:href="Pictures/1000000100000100000001009D231BB27266803C.png" xlink:type="simple" xlink:show="embed" xlink:actuate="onLoad" draw:mime-type="image/png">
            <text:p/>
          </draw:image>
        </draw:frame>
        <draw:g xml:id="id3" draw:id="id3">
          <draw:glue-point draw:id="4" svg:x="3.888cm" svg:y="0.154cm"/>
          <draw:glue-point draw:id="5" svg:x="1.148cm" svg:y="-3.571cm"/>
          <draw:glue-point draw:id="6" svg:x="-5cm" svg:y="2.113cm"/>
          <draw:glue-point draw:id="7" svg:x="0.185cm" svg:y="5cm"/>
          <draw:glue-point draw:id="8" svg:x="3.703cm" svg:y="3.041cm"/>
          <draw:glue-point draw:id="9" svg:x="5.083cm" svg:y="5.078cm"/>
          <draw:glue-point draw:id="10" svg:x="5.083cm" svg:y="3.884cm"/>
          <draw:glue-point draw:id="11" svg:x="5.083cm" svg:y="4.256cm"/>
          <draw:path draw:style-name="gr8" draw:text-style-name="P8" draw:layer="layout" svg:width="0.971cm" svg:height="0.555cm" svg:x="23.476cm" svg:y="10.188cm" svg:viewBox="0 0 972 556" svg:d="M0 556c0 0 737-205 907-360 156-143-1-196-114-196 0 71-793 523-793 556z">
            <text:p/>
          </draw:path>
          <draw:g>
            <draw:polygon draw:style-name="gr9" draw:text-style-name="P9" draw:layer="layout" svg:width="1.918cm" svg:height="1.108cm" svg:x="22.341cm" svg:y="9.712cm" svg:viewBox="0 0 1919 1109" draw:points="776,1109 1919,449 1144,0 0,661">
              <text:p/>
            </draw:polygon>
            <draw:polygon draw:style-name="gr10" draw:text-style-name="P10" draw:layer="layout" svg:width="1.265cm" svg:height="0.731cm" svg:x="22.545cm" svg:y="9.831cm" svg:viewBox="0 0 1266 732" draw:points="1266,189 939,0 0,543 327,732">
              <text:p/>
            </draw:polygon>
            <draw:polygon draw:style-name="gr11" draw:text-style-name="P11" draw:layer="layout" svg:width="1.143cm" svg:height="1.699cm" svg:x="22.341cm" svg:y="8.674cm" svg:viewBox="0 0 1144 1700" draw:points="1144,1039 1144,0 0,661 0,1700">
              <text:p/>
            </draw:polygon>
            <draw:polygon draw:style-name="gr12" draw:text-style-name="P12" draw:layer="layout" svg:width="1.061cm" svg:height="1.486cm" svg:x="22.382cm" svg:y="8.744cm" svg:viewBox="0 0 1062 1487" draw:points="1062,873 1062,0 0,614 0,1487">
              <text:p/>
            </draw:polygon>
            <draw:polygon draw:style-name="gr13" draw:text-style-name="P9" draw:layer="layout" svg:width="1.183cm" svg:height="0.684cm" svg:x="22.3cm" svg:y="8.65cm" svg:viewBox="0 0 1184 685" draw:points="41,685 1184,24 1144,0 0,661">
              <text:p/>
            </draw:polygon>
            <draw:polygon draw:style-name="gr14" draw:text-style-name="P13" draw:layer="layout" svg:width="0.04cm" svg:height="1.061cm" svg:x="22.3cm" svg:y="9.311cm" svg:viewBox="0 0 41 1062" draw:points="41,1062 41,24 0,0 0,1039">
              <text:p/>
            </draw:polygon>
            <draw:polygon draw:style-name="gr15" draw:text-style-name="P13" draw:layer="layout" svg:width="0.775cm" svg:height="0.565cm" svg:x="22.341cm" svg:y="10.373cm" svg:viewBox="0 0 776 566" draw:points="776,566 776,449 0,0 0,118">
              <text:p/>
            </draw:polygon>
            <draw:line draw:style-name="gr16" draw:text-style-name="P14" draw:layer="layout" svg:x1="23.729cm" svg:y1="9.972cm" svg:x2="22.79cm" svg:y2="10.515cm">
              <text:p/>
            </draw:line>
            <draw:line draw:style-name="gr17" draw:text-style-name="P14" draw:layer="layout" svg:x1="23.647cm" svg:y1="9.925cm" svg:x2="22.708cm" svg:y2="10.468cm">
              <text:p/>
            </draw:line>
            <draw:line draw:style-name="gr18" draw:text-style-name="P14" draw:layer="layout" svg:x1="23.566cm" svg:y1="9.878cm" svg:x2="22.627cm" svg:y2="10.421cm">
              <text:p/>
            </draw:line>
            <draw:line draw:style-name="gr19" draw:text-style-name="P14" draw:layer="layout" svg:x1="22.75cm" svg:y1="10.35cm" svg:x2="22.668cm" svg:y2="10.303cm">
              <text:p/>
            </draw:line>
            <draw:line draw:style-name="gr20" draw:text-style-name="P14" draw:layer="layout" svg:x1="22.831cm" svg:y1="10.302cm" svg:x2="22.749cm" svg:y2="10.255cm">
              <text:p/>
            </draw:line>
            <draw:line draw:style-name="gr21" draw:text-style-name="P14" draw:layer="layout" svg:x1="22.913cm" svg:y1="10.255cm" svg:x2="22.831cm" svg:y2="10.208cm">
              <text:p/>
            </draw:line>
            <draw:line draw:style-name="gr22" draw:text-style-name="P14" draw:layer="layout" svg:x1="22.872cm" svg:y1="10.373cm" svg:x2="22.79cm" svg:y2="10.326cm">
              <text:p/>
            </draw:line>
            <draw:line draw:style-name="gr23" draw:text-style-name="P14" draw:layer="layout" svg:x1="22.954cm" svg:y1="10.326cm" svg:x2="22.872cm" svg:y2="10.279cm">
              <text:p/>
            </draw:line>
            <draw:line draw:style-name="gr24" draw:text-style-name="P14" draw:layer="layout" svg:x1="23.035cm" svg:y1="10.279cm" svg:x2="22.953cm" svg:y2="10.232cm">
              <text:p/>
            </draw:line>
            <draw:line draw:style-name="gr25" draw:text-style-name="P14" draw:layer="layout" svg:x1="22.995cm" svg:y1="10.208cm" svg:x2="22.913cm" svg:y2="10.161cm">
              <text:p/>
            </draw:line>
            <draw:line draw:style-name="gr26" draw:text-style-name="P14" draw:layer="layout" svg:x1="23.117cm" svg:y1="10.231cm" svg:x2="23.035cm" svg:y2="10.184cm">
              <text:p/>
            </draw:line>
            <draw:line draw:style-name="gr27" draw:text-style-name="P14" draw:layer="layout" svg:x1="23.076cm" svg:y1="10.161cm" svg:x2="22.994cm" svg:y2="10.114cm">
              <text:p/>
            </draw:line>
            <draw:line draw:style-name="gr28" draw:text-style-name="P14" draw:layer="layout" svg:x1="23.158cm" svg:y1="10.114cm" svg:x2="23.076cm" svg:y2="10.067cm">
              <text:p/>
            </draw:line>
            <draw:line draw:style-name="gr29" draw:text-style-name="P14" draw:layer="layout" svg:x1="23.24cm" svg:y1="10.066cm" svg:x2="23.158cm" svg:y2="10.019cm">
              <text:p/>
            </draw:line>
            <draw:line draw:style-name="gr30" draw:text-style-name="P14" draw:layer="layout" svg:x1="23.199cm" svg:y1="10.184cm" svg:x2="23.117cm" svg:y2="10.137cm">
              <text:p/>
            </draw:line>
            <draw:line draw:style-name="gr31" draw:text-style-name="P14" draw:layer="layout" svg:x1="23.281cm" svg:y1="10.137cm" svg:x2="23.199cm" svg:y2="10.09cm">
              <text:p/>
            </draw:line>
            <draw:line draw:style-name="gr32" draw:text-style-name="P14" draw:layer="layout" svg:x1="23.362cm" svg:y1="10.09cm" svg:x2="23.28cm" svg:y2="10.043cm">
              <text:p/>
            </draw:line>
            <draw:line draw:style-name="gr33" draw:text-style-name="P14" draw:layer="layout" svg:x1="23.321cm" svg:y1="10.019cm" svg:x2="23.239cm" svg:y2="9.972cm">
              <text:p/>
            </draw:line>
            <draw:line draw:style-name="gr34" draw:text-style-name="P14" draw:layer="layout" svg:x1="23.444cm" svg:y1="10.042cm" svg:x2="23.362cm" svg:y2="9.995cm">
              <text:p/>
            </draw:line>
            <draw:line draw:style-name="gr35" draw:text-style-name="P14" draw:layer="layout" svg:x1="23.403cm" svg:y1="9.972cm" svg:x2="23.321cm" svg:y2="9.925cm">
              <text:p/>
            </draw:line>
            <draw:line draw:style-name="gr36" draw:text-style-name="P14" draw:layer="layout" svg:x1="23.485cm" svg:y1="9.925cm" svg:x2="23.403cm" svg:y2="9.878cm">
              <text:p/>
            </draw:line>
            <draw:line draw:style-name="gr37" draw:text-style-name="P14" draw:layer="layout" svg:x1="23.526cm" svg:y1="9.995cm" svg:x2="23.444cm" svg:y2="9.948cm">
              <text:p/>
            </draw:line>
            <draw:line draw:style-name="gr38" draw:text-style-name="P14" draw:layer="layout" svg:x1="22.995cm" svg:y1="10.397cm" svg:x2="22.913cm" svg:y2="10.35cm">
              <text:p/>
            </draw:line>
            <draw:line draw:style-name="gr39" draw:text-style-name="P14" draw:layer="layout" svg:x1="23.076cm" svg:y1="10.35cm" svg:x2="22.994cm" svg:y2="10.303cm">
              <text:p/>
            </draw:line>
            <draw:line draw:style-name="gr40" draw:text-style-name="P14" draw:layer="layout" svg:x1="23.158cm" svg:y1="10.302cm" svg:x2="23.076cm" svg:y2="10.255cm">
              <text:p/>
            </draw:line>
            <draw:line draw:style-name="gr41" draw:text-style-name="P14" draw:layer="layout" svg:x1="23.199cm" svg:y1="10.373cm" svg:x2="23.117cm" svg:y2="10.326cm">
              <text:p/>
            </draw:line>
            <draw:line draw:style-name="gr42" draw:text-style-name="P14" draw:layer="layout" svg:x1="23.281cm" svg:y1="10.326cm" svg:x2="23.199cm" svg:y2="10.279cm">
              <text:p/>
            </draw:line>
            <draw:line draw:style-name="gr43" draw:text-style-name="P14" draw:layer="layout" svg:x1="23.24cm" svg:y1="10.255cm" svg:x2="23.158cm" svg:y2="10.208cm">
              <text:p/>
            </draw:line>
            <draw:line draw:style-name="gr44" draw:text-style-name="P14" draw:layer="layout" svg:x1="23.321cm" svg:y1="10.208cm" svg:x2="23.239cm" svg:y2="10.161cm">
              <text:p/>
            </draw:line>
            <draw:line draw:style-name="gr45" draw:text-style-name="P14" draw:layer="layout" svg:x1="23.403cm" svg:y1="10.161cm" svg:x2="23.321cm" svg:y2="10.114cm">
              <text:p/>
            </draw:line>
            <draw:line draw:style-name="gr46" draw:text-style-name="P14" draw:layer="layout" svg:x1="23.485cm" svg:y1="10.114cm" svg:x2="23.403cm" svg:y2="10.067cm">
              <text:p/>
            </draw:line>
            <draw:line draw:style-name="gr47" draw:text-style-name="P14" draw:layer="layout" svg:x1="23.607cm" svg:y1="10.137cm" svg:x2="23.525cm" svg:y2="10.09cm">
              <text:p/>
            </draw:line>
            <draw:line draw:style-name="gr48" draw:text-style-name="P14" draw:layer="layout" svg:x1="23.566cm" svg:y1="10.066cm" svg:x2="23.484cm" svg:y2="10.019cm">
              <text:p/>
            </draw:line>
            <draw:line draw:style-name="gr49" draw:text-style-name="P14" draw:layer="layout" svg:x1="23.689cm" svg:y1="10.09cm" svg:x2="23.607cm" svg:y2="10.043cm">
              <text:p/>
            </draw:line>
            <draw:line draw:style-name="gr50" draw:text-style-name="P14" draw:layer="layout" svg:x1="23.035cm" svg:y1="10.468cm" svg:x2="22.953cm" svg:y2="10.421cm">
              <text:p/>
            </draw:line>
            <draw:line draw:style-name="gr51" draw:text-style-name="P14" draw:layer="layout" svg:x1="23.117cm" svg:y1="10.42cm" svg:x2="23.035cm" svg:y2="10.373cm">
              <text:p/>
            </draw:line>
            <draw:polygon draw:style-name="gr52" draw:text-style-name="P11" draw:layer="layout" svg:width="1.143cm" svg:height="0.778cm" svg:x="23.117cm" svg:y="10.161cm" svg:viewBox="0 0 1144 779" draw:points="1144,118 1144,0 0,661 0,779">
              <text:p/>
            </draw:polygon>
            <draw:polygon draw:style-name="gr53" draw:text-style-name="P15" draw:layer="layout" svg:width="1.96cm" svg:height="2.289cm" svg:x="22.3cm" svg:y="8.65cm" svg:viewBox="0 0 1961 2290" draw:points="1144,0 0,661 0,1700 41,1723 41,1841 817,2290 1961,1629 1961,1511 1185,1062 1185,24">
              <text:p/>
            </draw:polygon>
            <draw:polygon draw:style-name="gr54" draw:text-style-name="P16" draw:layer="layout" svg:width="0.489cm" svg:height="0.282cm" svg:x="23.28cm" svg:y="10.232cm" svg:viewBox="0 0 490 283" draw:points="490,118 286,0 0,165 204,283">
              <text:p/>
            </draw:polygon>
            <draw:line draw:style-name="gr55" draw:text-style-name="P14" draw:layer="layout" svg:x1="22.79cm" svg:y1="10.42cm" svg:x2="22.708cm" svg:y2="10.373cm">
              <text:p/>
            </draw:line>
            <draw:line draw:style-name="gr56" draw:text-style-name="P14" draw:layer="layout" svg:x1="22.913cm" svg:y1="10.444cm" svg:x2="22.831cm" svg:y2="10.397cm">
              <text:p/>
            </draw:line>
          </draw:g>
        </draw:g>
        <draw:g xml:id="id5" draw:id="id5">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57" draw:text-style-name="P8" draw:layer="layout" svg:width="1.011cm" svg:height="0.336cm" svg:x="3.088cm" svg:y="2.293cm" svg:viewBox="0 0 1012 337" svg:d="M0 334c133 0 1012 28 1012-83 0-112-350-251-482-251 0 83-530 223-530 334z">
            <text:p/>
          </draw:path>
          <draw:g>
            <draw:polygon draw:style-name="gr58" draw:text-style-name="P13" draw:layer="layout" svg:width="0.481cm" svg:height="0.807cm" svg:x="3.136cm" svg:y="1.903cm" svg:viewBox="0 0 482 808" draw:points="0,530 0,0 482,251 482,808">
              <text:p/>
            </draw:polygon>
            <draw:polygon draw:style-name="gr59" draw:text-style-name="P9" draw:layer="layout" svg:width="0.336cm" svg:height="0.194cm" svg:x="3.088cm" svg:y="2.265cm" svg:viewBox="0 0 337 195" draw:points="96,195 0,139 241,0 337,56">
              <text:p/>
            </draw:polygon>
            <draw:polygon draw:style-name="gr60" draw:text-style-name="P13" draw:layer="layout" svg:width="0.095cm" svg:height="0.752cm" svg:x="2.991cm" svg:y="1.875cm" svg:viewBox="0 0 96 753" draw:points="0,697 0,0 96,56 96,753">
              <text:p/>
            </draw:polygon>
            <draw:polygon draw:style-name="gr61" draw:text-style-name="P11" draw:layer="layout" svg:width="0.336cm" svg:height="0.752cm" svg:x="3.088cm" svg:y="1.875cm" svg:viewBox="0 0 337 753" draw:points="0,753 0,56 96,0 96,585 337,446 337,557">
              <text:p/>
            </draw:polygon>
            <draw:polygon draw:style-name="gr62" draw:text-style-name="P13" draw:layer="layout" svg:width="0.481cm" svg:height="0.835cm" svg:x="2.172cm" svg:y="1.457cm" svg:viewBox="0 0 482 836" draw:points="0,557 0,0 482,279 482,836">
              <text:p/>
            </draw:polygon>
            <draw:polygon draw:style-name="gr63" draw:text-style-name="P11" draw:layer="layout" svg:width="0.963cm" svg:height="1.114cm" svg:x="2.654cm" svg:y="1.179cm" svg:viewBox="0 0 964 1115" draw:points="0,1115 0,557 964,0 964,557">
              <text:p/>
            </draw:polygon>
            <draw:line draw:style-name="gr64" draw:text-style-name="P14" draw:layer="layout" svg:x1="2.449cm" svg:y1="2.154cm" svg:x2="2.545cm" svg:y2="2.098cm">
              <text:p/>
            </draw:line>
            <draw:path draw:style-name="gr65" draw:text-style-name="P11" draw:layer="layout" svg:width="0.385cm" svg:height="0.488cm" svg:x="2.207cm" svg:y="1.631cm" svg:viewBox="0 0 386 489" svg:d="M193 22c96 56 193 223 193 334s-97 167-193 111c-97-55-193-222-193-334 0-111 96-167 193-111z">
              <text:p/>
            </draw:path>
            <draw:path draw:style-name="gr66" draw:text-style-name="P17" draw:layer="layout" svg:width="0.36cm" svg:height="0.488cm" svg:x="2.1cm" svg:y="1.692cm" svg:viewBox="0 0 361 489" svg:d="M168 22c97 55 193 223 193 334s-96 167-193 111c-96-56-168-221-168-332s72-169 168-113z">
              <text:p/>
            </draw:path>
            <draw:line draw:style-name="gr67" draw:text-style-name="P14" draw:layer="layout" svg:x1="2.159cm" svg:y1="1.708cm" svg:x2="2.303cm" svg:y2="1.625cm">
              <text:p/>
            </draw:line>
            <draw:polygon draw:style-name="gr68" draw:text-style-name="P9" draw:layer="layout" svg:width="1.445cm" svg:height="0.835cm" svg:x="2.172cm" svg:y="0.9cm" svg:viewBox="0 0 1446 836" draw:points="482,836 0,557 964,0 1446,279">
              <text:p/>
            </draw:polygon>
            <draw:path draw:style-name="gr69" draw:text-style-name="P15" draw:layer="layout" svg:width="1.516cm" svg:height="1.81cm" svg:x="2.101cm" svg:y="0.9cm" svg:viewBox="0 0 1517 1811" svg:d="M71 557l964-557 482 279v557l-385 223 385 195v557l-337-195-193 111-97-55v-474l-337 195c0 0-161-93-241-139-193 111-434-363-241-446z">
              <text:p/>
            </draw:path>
          </draw:g>
        </draw:g>
        <draw:g xml:id="id7" draw:id="id7">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70" draw:text-style-name="P8" draw:layer="layout" svg:width="1.011cm" svg:height="0.336cm" svg:x="3.088cm" svg:y="5.013cm" svg:viewBox="0 0 1012 337" svg:d="M0 334c133 0 1012 28 1012-83 0-112-350-251-482-251 0 83-530 223-530 334z">
            <text:p/>
          </draw:path>
          <draw:g>
            <draw:polygon draw:style-name="gr71" draw:text-style-name="P13" draw:layer="layout" svg:width="0.481cm" svg:height="0.807cm" svg:x="3.136cm" svg:y="4.623cm" svg:viewBox="0 0 482 808" draw:points="0,530 0,0 482,251 482,808">
              <text:p/>
            </draw:polygon>
            <draw:polygon draw:style-name="gr72" draw:text-style-name="P9" draw:layer="layout" svg:width="0.336cm" svg:height="0.194cm" svg:x="3.088cm" svg:y="4.985cm" svg:viewBox="0 0 337 195" draw:points="96,195 0,139 241,0 337,56">
              <text:p/>
            </draw:polygon>
            <draw:polygon draw:style-name="gr73" draw:text-style-name="P13" draw:layer="layout" svg:width="0.095cm" svg:height="0.752cm" svg:x="2.991cm" svg:y="4.595cm" svg:viewBox="0 0 96 753" draw:points="0,697 0,0 96,56 96,753">
              <text:p/>
            </draw:polygon>
            <draw:polygon draw:style-name="gr74" draw:text-style-name="P11" draw:layer="layout" svg:width="0.336cm" svg:height="0.752cm" svg:x="3.088cm" svg:y="4.595cm" svg:viewBox="0 0 337 753" draw:points="0,753 0,56 96,0 96,585 337,446 337,557">
              <text:p/>
            </draw:polygon>
            <draw:polygon draw:style-name="gr75" draw:text-style-name="P13" draw:layer="layout" svg:width="0.481cm" svg:height="0.835cm" svg:x="2.172cm" svg:y="4.177cm" svg:viewBox="0 0 482 836" draw:points="0,557 0,0 482,279 482,836">
              <text:p/>
            </draw:polygon>
            <draw:polygon draw:style-name="gr76" draw:text-style-name="P11" draw:layer="layout" svg:width="0.963cm" svg:height="1.114cm" svg:x="2.654cm" svg:y="3.899cm" svg:viewBox="0 0 964 1115" draw:points="0,1115 0,557 964,0 964,557">
              <text:p/>
            </draw:polygon>
            <draw:line draw:style-name="gr77" draw:text-style-name="P14" draw:layer="layout" svg:x1="2.449cm" svg:y1="4.874cm" svg:x2="2.545cm" svg:y2="4.818cm">
              <text:p/>
            </draw:line>
            <draw:path draw:style-name="gr78" draw:text-style-name="P11" draw:layer="layout" svg:width="0.385cm" svg:height="0.488cm" svg:x="2.207cm" svg:y="4.351cm" svg:viewBox="0 0 386 489" svg:d="M193 22c96 56 193 223 193 334s-97 167-193 111c-97-55-193-222-193-334 0-111 96-167 193-111z">
              <text:p/>
            </draw:path>
            <draw:path draw:style-name="gr79" draw:text-style-name="P17" draw:layer="layout" svg:width="0.36cm" svg:height="0.488cm" svg:x="2.1cm" svg:y="4.412cm" svg:viewBox="0 0 361 489" svg:d="M168 22c97 55 193 223 193 334s-96 167-193 111c-96-56-168-221-168-332s72-169 168-113z">
              <text:p/>
            </draw:path>
            <draw:line draw:style-name="gr80" draw:text-style-name="P14" draw:layer="layout" svg:x1="2.159cm" svg:y1="4.428cm" svg:x2="2.303cm" svg:y2="4.345cm">
              <text:p/>
            </draw:line>
            <draw:polygon draw:style-name="gr81" draw:text-style-name="P9" draw:layer="layout" svg:width="1.445cm" svg:height="0.835cm" svg:x="2.172cm" svg:y="3.62cm" svg:viewBox="0 0 1446 836" draw:points="482,836 0,557 964,0 1446,279">
              <text:p/>
            </draw:polygon>
            <draw:path draw:style-name="gr82" draw:text-style-name="P15" draw:layer="layout" svg:width="1.516cm" svg:height="1.81cm" svg:x="2.101cm" svg:y="3.62cm" svg:viewBox="0 0 1517 1811" svg:d="M71 557l964-557 482 279v557l-385 223 385 195v557l-337-195-193 111-97-55v-474l-337 195c0 0-161-93-241-139-193 111-434-363-241-446z">
              <text:p/>
            </draw:path>
          </draw:g>
        </draw:g>
        <draw:frame draw:style-name="gr83" draw:text-style-name="P18" draw:layer="layout" svg:width="1.709cm" svg:height="2.351cm" svg:x="24.7cm" svg:y="8.45cm">
          <draw:image xlink:href="Pictures/2000007000000B9E00000FF0BF3E181ADFB228ED.svm" xlink:type="simple" xlink:show="embed" xlink:actuate="onLoad" draw:mime-type="image/x-svm">
            <text:p/>
          </draw:image>
          <draw:image xlink:href="Pictures/10000001000000700000009A71996962089AAB98.png" xlink:type="simple" xlink:show="embed" xlink:actuate="onLoad" draw:mime-type="image/png"/>
        </draw:frame>
        <draw:frame draw:style-name="gr84" draw:text-style-name="P6" draw:layer="layout" svg:width="1.9cm" svg:height="0.8cm" svg:x="24.5cm" svg:y="10.95cm">
          <draw:text-box>
            <text:p text:style-name="P1">User</text:p>
          </draw:text-box>
        </draw:frame>
        <draw:connector draw:style-name="gr6" draw:text-style-name="P7" draw:layer="layout" draw:line-skew="-0.048cm" svg:x1="22.3cm" svg:y1="9.795cm" svg:x2="19.6cm" svg:y2="7.349cm" draw:start-shape="id3" draw:start-glue-point="3" draw:end-shape="id1" draw:end-glue-point="5" svg:d="M22300 9795h-1400v-2446h-1300" svg:viewBox="0 0 2701 2447">
          <text:p/>
        </draw:connector>
        <draw:g xml:id="id4" draw:id="id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5" draw:text-style-name="P8" draw:layer="layout" svg:width="1.527cm" svg:height="0.929cm" svg:x="24.206cm" svg:y="5.22cm" svg:viewBox="0 0 1528 930" svg:d="M0 930c220 0 1528-419 1528-605 0-185-161-325-322-325 0 140-1206 697-1206 930z">
            <text:p/>
          </draw:path>
          <draw:g>
            <draw:polygon draw:style-name="gr86" draw:text-style-name="P13" draw:layer="layout" svg:width="1.205cm" svg:height="1.394cm" svg:x="23cm" svg:y="4.662cm" svg:viewBox="0 0 1206 1395" draw:points="0,697 0,0 1206,697 1206,1395">
              <text:p/>
            </draw:polygon>
            <draw:polygon draw:style-name="gr87" draw:text-style-name="P19" draw:layer="layout" svg:width="1.205cm" svg:height="1.394cm" svg:x="24.206cm" svg:y="4.662cm" svg:viewBox="0 0 1206 1395" draw:points="0,1395 0,697 1206,0 1206,697">
              <text:p/>
            </draw:polygon>
            <draw:polygon draw:style-name="gr88" draw:text-style-name="P9" draw:layer="layout" svg:width="2.411cm" svg:height="1.394cm" svg:x="23cm" svg:y="3.965cm" svg:viewBox="0 0 2412 1395" draw:points="1206,1395 0,697 1206,0 2412,697">
              <text:p/>
            </draw:polygon>
            <draw:polygon draw:style-name="gr89" draw:text-style-name="P20" draw:layer="layout" svg:width="0.08cm" svg:height="0.185cm" svg:x="23.979cm" svg:y="5.414cm" svg:viewBox="0 0 81 186" draw:points="0,140 0,0 81,47 81,186">
              <text:p/>
            </draw:polygon>
            <draw:polygon draw:style-name="gr90" draw:text-style-name="P13" draw:layer="layout" svg:width="0.321cm" svg:height="0.278cm" svg:x="23.885cm" svg:y="5.87cm" svg:viewBox="0 0 322 279" draw:points="0,93 0,0 322,186 322,279">
              <text:p/>
            </draw:polygon>
            <draw:polygon draw:style-name="gr91" draw:text-style-name="P13" draw:layer="layout" svg:width="0.321cm" svg:height="0.278cm" svg:x="23cm" svg:y="5.36cm" svg:viewBox="0 0 322 279" draw:points="0,93 0,0 322,186 322,279">
              <text:p/>
            </draw:polygon>
            <draw:polygon draw:style-name="gr92" draw:text-style-name="P11" draw:layer="layout" svg:width="0.321cm" svg:height="0.278cm" svg:x="24.206cm" svg:y="5.87cm" svg:viewBox="0 0 322 279" draw:points="0,279 0,186 322,0 322,93">
              <text:p/>
            </draw:polygon>
            <draw:polygon draw:style-name="gr93" draw:text-style-name="P11" draw:layer="layout" svg:width="0.321cm" svg:height="0.278cm" svg:x="25.091cm" svg:y="5.36cm" svg:viewBox="0 0 322 279" draw:points="0,279 0,186 322,0 322,93">
              <text:p/>
            </draw:polygon>
            <draw:polygon draw:style-name="gr94" draw:text-style-name="P15" draw:layer="layout" svg:width="2.411cm" svg:height="2.184cm" svg:x="23cm" svg:y="3.965cm" svg:viewBox="0 0 2412 2185" draw:points="0,1487 0,697 1206,0 2412,697 2412,1487 2091,1673 2091,1580 1528,1905 1528,1998 1206,2185 885,1998 885,1905 322,1580 322,1673">
              <text:p/>
            </draw:polygon>
          </draw:g>
        </draw:g>
        <draw:frame draw:style-name="gr95" draw:text-style-name="P6" draw:layer="layout" svg:width="3.5cm" svg:height="0.645cm" svg:x="22.5cm" svg:y="6.35cm">
          <draw:text-box>
            <text:p text:style-name="P1">External system</text:p>
          </draw:text-box>
        </draw:frame>
        <draw:connector draw:style-name="gr6" draw:text-style-name="P7" draw:layer="layout" draw:line-skew="-0.398cm" svg:x1="19.6cm" svg:y1="5.851cm" svg:x2="23cm" svg:y2="5.057cm" draw:start-shape="id1" draw:start-glue-point="4" draw:end-shape="id4" draw:end-glue-point="3" svg:d="M19600 5851h1300v-794h2100" svg:viewBox="0 0 3401 795">
          <text:p/>
        </draw:connector>
        <draw:connector draw:style-name="gr6" draw:text-style-name="P7" draw:layer="layout" svg:x1="4.1cm" svg:y1="1.805cm" svg:x2="5.75cm" svg:y2="2.501cm" draw:start-shape="id5" draw:start-glue-point="1" draw:end-shape="id6" draw:end-glue-point="6" svg:d="M4100 1805h818v696h832" svg:viewBox="0 0 1651 697">
          <text:p/>
        </draw:connector>
        <draw:connector draw:style-name="gr6" draw:text-style-name="P7" draw:layer="layout" svg:x1="4.1cm" svg:y1="4.525cm" svg:x2="5.75cm" svg:y2="3.899cm" draw:start-shape="id7" draw:start-glue-point="1" draw:end-shape="id6" draw:end-glue-point="7" svg:d="M4100 4525h818v-626h832" svg:viewBox="0 0 1651 627">
          <text:p/>
        </draw:connector>
        <draw:custom-shape draw:style-name="gr96" draw:text-style-name="P7" draw:layer="layout" svg:width="28cm" svg:height="14.5cm" svg:x="0cm" svg:y="0.4cm">
          <text:p/>
          <draw:enhanced-geometry svg:viewBox="0 0 21600 21600" draw:type="rectangle" draw:enhanced-path="M 0 0 L 21600 0 21600 21600 0 21600 0 0 Z N"/>
        </draw:custom-shape>
        <draw:frame draw:style-name="gr84" draw:text-style-name="P21" draw:layer="layout" svg:width="1.9cm" svg:height="0.8cm" svg:x="2cm" svg:y="2.8cm">
          <draw:text-box>
            <text:p text:style-name="P1">Camera</text:p>
          </draw:text-box>
        </draw:frame>
        <draw:frame draw:style-name="gr84" draw:text-style-name="P21" draw:layer="layout" svg:width="1.9cm" svg:height="0.8cm" svg:x="2cm" svg:y="5.7cm">
          <draw:text-box>
            <text:p text:style-name="P1">Camera</text:p>
          </draw:text-box>
        </draw:frame>
        <draw:custom-shape draw:style-name="gr97" draw:text-style-name="P4" xml:id="id6" draw:id="id6" draw:layer="layout" svg:width="3.15cm" svg:height="3cm" svg:x="5.75cm" svg:y="1.7cm">
          <draw:glue-point draw:id="4" svg:x="5cm" svg:y="-2.666cm"/>
          <draw:glue-point draw:id="5" svg:x="5cm" svg:y="2.333cm"/>
          <draw:glue-point draw:id="6" svg:x="-5.047cm" svg:y="-2.333cm"/>
          <draw:glue-point draw:id="7" svg:x="-5.047cm" svg:y="2.333cm"/>
          <text:p text:style-name="P1"><text:span text:style-name="T1">Terminal</text:span></text:p>
          <draw:enhanced-geometry svg:viewBox="0 0 21600 21600" draw:type="rectangle" draw:enhanced-path="M 0 0 L 21600 0 21600 21600 0 21600 0 0 Z N"/>
        </draw:custom-shape>
        <draw:g>
          <draw:glue-point draw:id="4" svg:x="3.621cm" svg:y="-3.461cm"/>
          <draw:glue-point draw:id="5" svg:x="3.621cm" svg:y="-0.538cm"/>
          <draw:glue-point draw:id="6" svg:x="3.621cm" svg:y="2.692cm"/>
          <draw:glue-point draw:id="7" svg:x="1.552cm" svg:y="3.615cm"/>
          <draw:glue-point draw:id="8" svg:x="-1.55cm" svg:y="5cm"/>
          <draw:glue-point draw:id="9" svg:x="-3.274cm" svg:y="4.23cm"/>
          <draw:glue-point draw:id="10" svg:x="-4.999cm" svg:y="3.307cm"/>
          <draw:glue-point draw:id="11" svg:x="-4.999cm" svg:y="0.846cm"/>
          <draw:glue-point draw:id="12" svg:x="-4.999cm" svg:y="-2.692cm"/>
          <draw:glue-point draw:id="13" svg:x="-2.24cm" svg:y="-3.923cm"/>
          <draw:glue-point draw:id="14" svg:x="1.897cm" svg:y="-4.384cm"/>
          <draw:path draw:style-name="gr98" draw:text-style-name="P8" draw:layer="layout" svg:width="0.621cm" svg:height="0.394cm" svg:x="7.378cm" svg:y="3.686cm" svg:viewBox="0 0 622 395" svg:d="M0 395c110 0 537-154 606-209 68-54-101-186-160-186 0 70-446 279-446 395z">
            <text:p/>
          </draw:path>
          <draw:g>
            <draw:polygon draw:style-name="gr99" draw:text-style-name="P13" draw:layer="layout" svg:width="0.451cm" svg:height="1.316cm" svg:x="6.7cm" svg:y="2.895cm" svg:viewBox="0 0 452 1317" draw:points="0,1054 0,0 452,263 452,1317">
              <text:p/>
            </draw:polygon>
            <draw:polygon draw:style-name="gr100" draw:text-style-name="P19" draw:layer="layout" svg:width="0.678cm" svg:height="1.448cm" svg:x="7.152cm" svg:y="2.763cm" svg:viewBox="0 0 679 1449" draw:points="0,1449 0,395 679,0 679,1054">
              <text:p/>
            </draw:polygon>
            <draw:polygon draw:style-name="gr101" draw:text-style-name="P9" draw:layer="layout" svg:width="1.13cm" svg:height="0.658cm" svg:x="6.7cm" svg:y="2.5cm" svg:viewBox="0 0 1131 659" draw:points="452,659 0,395 678,0 1131,263">
              <text:p/>
            </draw:polygon>
            <draw:polygon draw:style-name="gr102" draw:text-style-name="P15" draw:layer="layout" svg:width="1.13cm" svg:height="1.712cm" svg:x="6.7cm" svg:y="2.5cm" svg:viewBox="0 0 1131 1713" draw:points="0,1449 0,395 679,0 1131,263 1131,1317 452,1713">
              <text:p/>
            </draw:polygon>
            <draw:polygon draw:style-name="gr103" draw:text-style-name="P20" draw:layer="layout" svg:width="0.055cm" svg:height="0.098cm" svg:x="7.039cm" svg:y="3.159cm" svg:viewBox="0 0 56 99" draw:points="0,66 0,0 56,33 56,99">
              <text:p/>
            </draw:polygon>
            <draw:polygon draw:style-name="gr104" draw:text-style-name="P22" draw:layer="layout" svg:width="0.056cm" svg:height="0.098cm" svg:x="6.926cm" svg:y="3.093cm" svg:viewBox="0 0 57 99" draw:points="0,66 0,0 57,33 57,99">
              <text:p/>
            </draw:polygon>
            <draw:polygon draw:style-name="gr105" draw:text-style-name="P23" draw:layer="layout" svg:width="0.055cm" svg:height="0.197cm" svg:x="6.813cm" svg:y="3.784cm" svg:viewBox="0 0 56 198" draw:points="0,165 0,0 56,33 56,198">
              <text:p/>
            </draw:polygon>
            <draw:polygon draw:style-name="gr106" draw:text-style-name="P23" draw:layer="layout" svg:width="0.055cm" svg:height="0.197cm" svg:x="6.926cm" svg:y="3.653cm" svg:viewBox="0 0 56 198" draw:points="0,165 0,0 56,33 56,198">
              <text:p/>
            </draw:polygon>
            <draw:polygon draw:style-name="gr107" draw:text-style-name="P23" draw:layer="layout" svg:width="0.055cm" svg:height="0.131cm" svg:x="6.813cm" svg:y="3.389cm" svg:viewBox="0 0 56 132" draw:points="0,99 0,0 56,33 56,132">
              <text:p/>
            </draw:polygon>
            <draw:polygon draw:style-name="gr108" draw:text-style-name="P23" draw:layer="layout" svg:width="0.055cm" svg:height="0.098cm" svg:x="6.813cm" svg:y="3.257cm" svg:viewBox="0 0 56 99" draw:points="0,66 0,0 56,33 56,99">
              <text:p/>
            </draw:polygon>
            <draw:polygon draw:style-name="gr109" draw:text-style-name="P23" draw:layer="layout" svg:width="0.055cm" svg:height="0.197cm" svg:x="6.813cm" svg:y="3.587cm" svg:viewBox="0 0 56 198" draw:points="0,165 0,0 56,33 56,198">
              <text:p/>
            </draw:polygon>
            <draw:polygon draw:style-name="gr110" draw:text-style-name="P23" draw:layer="layout" svg:width="0.055cm" svg:height="0.197cm" svg:x="6.926cm" svg:y="3.85cm" svg:viewBox="0 0 56 198" draw:points="0,165 0,0 56,33 56,198">
              <text:p/>
            </draw:polygon>
            <draw:polygon draw:style-name="gr111" draw:text-style-name="P23" draw:layer="layout" svg:width="0.055cm" svg:height="0.131cm" svg:x="6.926cm" svg:y="3.455cm" svg:viewBox="0 0 56 132" draw:points="0,99 0,0 56,33 56,132">
              <text:p/>
            </draw:polygon>
            <draw:polygon draw:style-name="gr112" draw:text-style-name="P23" draw:layer="layout" svg:width="0.055cm" svg:height="0.098cm" svg:x="6.926cm" svg:y="3.323cm" svg:viewBox="0 0 56 99" draw:points="0,66 0,0 56,33 56,99">
              <text:p/>
            </draw:polygon>
          </draw:g>
        </draw:g>
        <draw:g xml:id="id8" draw:id="id8">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113" draw:text-style-name="P8" draw:layer="layout" svg:width="1.011cm" svg:height="0.336cm" svg:x="3.088cm" svg:y="8.593cm" svg:viewBox="0 0 1012 337" svg:d="M0 334c133 0 1012 28 1012-83 0-112-350-251-482-251 0 83-530 223-530 334z">
            <text:p/>
          </draw:path>
          <draw:g>
            <draw:polygon draw:style-name="gr114" draw:text-style-name="P13" draw:layer="layout" svg:width="0.481cm" svg:height="0.807cm" svg:x="3.136cm" svg:y="8.203cm" svg:viewBox="0 0 482 808" draw:points="0,530 0,0 482,251 482,808">
              <text:p/>
            </draw:polygon>
            <draw:polygon draw:style-name="gr115" draw:text-style-name="P9" draw:layer="layout" svg:width="0.336cm" svg:height="0.194cm" svg:x="3.088cm" svg:y="8.565cm" svg:viewBox="0 0 337 195" draw:points="96,195 0,139 241,0 337,56">
              <text:p/>
            </draw:polygon>
            <draw:polygon draw:style-name="gr116" draw:text-style-name="P13" draw:layer="layout" svg:width="0.095cm" svg:height="0.752cm" svg:x="2.991cm" svg:y="8.175cm" svg:viewBox="0 0 96 753" draw:points="0,697 0,0 96,56 96,753">
              <text:p/>
            </draw:polygon>
            <draw:polygon draw:style-name="gr117" draw:text-style-name="P11" draw:layer="layout" svg:width="0.336cm" svg:height="0.752cm" svg:x="3.088cm" svg:y="8.175cm" svg:viewBox="0 0 337 753" draw:points="0,753 0,56 96,0 96,585 337,446 337,557">
              <text:p/>
            </draw:polygon>
            <draw:polygon draw:style-name="gr118" draw:text-style-name="P13" draw:layer="layout" svg:width="0.481cm" svg:height="0.835cm" svg:x="2.172cm" svg:y="7.757cm" svg:viewBox="0 0 482 836" draw:points="0,557 0,0 482,279 482,836">
              <text:p/>
            </draw:polygon>
            <draw:polygon draw:style-name="gr119" draw:text-style-name="P11" draw:layer="layout" svg:width="0.963cm" svg:height="1.114cm" svg:x="2.654cm" svg:y="7.479cm" svg:viewBox="0 0 964 1115" draw:points="0,1115 0,557 964,0 964,557">
              <text:p/>
            </draw:polygon>
            <draw:line draw:style-name="gr120" draw:text-style-name="P14" draw:layer="layout" svg:x1="2.449cm" svg:y1="8.454cm" svg:x2="2.545cm" svg:y2="8.398cm">
              <text:p/>
            </draw:line>
            <draw:path draw:style-name="gr121" draw:text-style-name="P11" draw:layer="layout" svg:width="0.385cm" svg:height="0.488cm" svg:x="2.207cm" svg:y="7.931cm" svg:viewBox="0 0 386 489" svg:d="M193 22c96 56 193 223 193 334s-97 167-193 111c-97-55-193-222-193-334 0-111 96-167 193-111z">
              <text:p/>
            </draw:path>
            <draw:path draw:style-name="gr122" draw:text-style-name="P17" draw:layer="layout" svg:width="0.36cm" svg:height="0.488cm" svg:x="2.1cm" svg:y="7.992cm" svg:viewBox="0 0 361 489" svg:d="M168 22c97 55 193 223 193 334s-96 167-193 111c-96-56-168-221-168-332s72-169 168-113z">
              <text:p/>
            </draw:path>
            <draw:line draw:style-name="gr123" draw:text-style-name="P14" draw:layer="layout" svg:x1="2.159cm" svg:y1="8.008cm" svg:x2="2.303cm" svg:y2="7.925cm">
              <text:p/>
            </draw:line>
            <draw:polygon draw:style-name="gr124" draw:text-style-name="P9" draw:layer="layout" svg:width="1.445cm" svg:height="0.835cm" svg:x="2.172cm" svg:y="7.2cm" svg:viewBox="0 0 1446 836" draw:points="482,836 0,557 964,0 1446,279">
              <text:p/>
            </draw:polygon>
            <draw:path draw:style-name="gr125" draw:text-style-name="P15" draw:layer="layout" svg:width="1.516cm" svg:height="1.81cm" svg:x="2.101cm" svg:y="7.2cm" svg:viewBox="0 0 1517 1811" svg:d="M71 557l964-557 482 279v557l-385 223 385 195v557l-337-195-193 111-97-55v-474l-337 195c0 0-161-93-241-139-193 111-434-363-241-446z">
              <text:p/>
            </draw:path>
          </draw:g>
        </draw:g>
        <draw:g xml:id="id10" draw:id="id10">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126" draw:text-style-name="P8" draw:layer="layout" svg:width="1.011cm" svg:height="0.336cm" svg:x="3.088cm" svg:y="11.313cm" svg:viewBox="0 0 1012 337" svg:d="M0 334c133 0 1012 28 1012-83 0-112-350-251-482-251 0 83-530 223-530 334z">
            <text:p/>
          </draw:path>
          <draw:g>
            <draw:polygon draw:style-name="gr127" draw:text-style-name="P13" draw:layer="layout" svg:width="0.481cm" svg:height="0.807cm" svg:x="3.136cm" svg:y="10.923cm" svg:viewBox="0 0 482 808" draw:points="0,530 0,0 482,251 482,808">
              <text:p/>
            </draw:polygon>
            <draw:polygon draw:style-name="gr128" draw:text-style-name="P9" draw:layer="layout" svg:width="0.336cm" svg:height="0.194cm" svg:x="3.088cm" svg:y="11.285cm" svg:viewBox="0 0 337 195" draw:points="96,195 0,139 241,0 337,56">
              <text:p/>
            </draw:polygon>
            <draw:polygon draw:style-name="gr129" draw:text-style-name="P13" draw:layer="layout" svg:width="0.095cm" svg:height="0.752cm" svg:x="2.991cm" svg:y="10.895cm" svg:viewBox="0 0 96 753" draw:points="0,697 0,0 96,56 96,753">
              <text:p/>
            </draw:polygon>
            <draw:polygon draw:style-name="gr130" draw:text-style-name="P11" draw:layer="layout" svg:width="0.336cm" svg:height="0.752cm" svg:x="3.088cm" svg:y="10.895cm" svg:viewBox="0 0 337 753" draw:points="0,753 0,56 96,0 96,585 337,446 337,557">
              <text:p/>
            </draw:polygon>
            <draw:polygon draw:style-name="gr131" draw:text-style-name="P13" draw:layer="layout" svg:width="0.481cm" svg:height="0.835cm" svg:x="2.172cm" svg:y="10.477cm" svg:viewBox="0 0 482 836" draw:points="0,557 0,0 482,279 482,836">
              <text:p/>
            </draw:polygon>
            <draw:polygon draw:style-name="gr132" draw:text-style-name="P11" draw:layer="layout" svg:width="0.963cm" svg:height="1.114cm" svg:x="2.654cm" svg:y="10.199cm" svg:viewBox="0 0 964 1115" draw:points="0,1115 0,557 964,0 964,557">
              <text:p/>
            </draw:polygon>
            <draw:line draw:style-name="gr133" draw:text-style-name="P14" draw:layer="layout" svg:x1="2.449cm" svg:y1="11.174cm" svg:x2="2.545cm" svg:y2="11.118cm">
              <text:p/>
            </draw:line>
            <draw:path draw:style-name="gr134" draw:text-style-name="P11" draw:layer="layout" svg:width="0.385cm" svg:height="0.488cm" svg:x="2.207cm" svg:y="10.651cm" svg:viewBox="0 0 386 489" svg:d="M193 22c96 56 193 223 193 334s-97 167-193 111c-97-55-193-222-193-334 0-111 96-167 193-111z">
              <text:p/>
            </draw:path>
            <draw:path draw:style-name="gr135" draw:text-style-name="P17" draw:layer="layout" svg:width="0.36cm" svg:height="0.488cm" svg:x="2.1cm" svg:y="10.712cm" svg:viewBox="0 0 361 489" svg:d="M168 22c97 55 193 223 193 334s-96 167-193 111c-96-56-168-221-168-332s72-169 168-113z">
              <text:p/>
            </draw:path>
            <draw:line draw:style-name="gr136" draw:text-style-name="P14" draw:layer="layout" svg:x1="2.159cm" svg:y1="10.728cm" svg:x2="2.303cm" svg:y2="10.645cm">
              <text:p/>
            </draw:line>
            <draw:polygon draw:style-name="gr137" draw:text-style-name="P9" draw:layer="layout" svg:width="1.445cm" svg:height="0.835cm" svg:x="2.172cm" svg:y="9.92cm" svg:viewBox="0 0 1446 836" draw:points="482,836 0,557 964,0 1446,279">
              <text:p/>
            </draw:polygon>
            <draw:path draw:style-name="gr138" draw:text-style-name="P15" draw:layer="layout" svg:width="1.516cm" svg:height="1.81cm" svg:x="2.101cm" svg:y="9.92cm" svg:viewBox="0 0 1517 1811" svg:d="M71 557l964-557 482 279v557l-385 223 385 195v557l-337-195-193 111-97-55v-474l-337 195c0 0-161-93-241-139-193 111-434-363-241-446z">
              <text:p/>
            </draw:path>
          </draw:g>
        </draw:g>
        <draw:connector draw:style-name="gr6" draw:text-style-name="P7" draw:layer="layout" svg:x1="4.1cm" svg:y1="8.105cm" svg:x2="5.75cm" svg:y2="8.801cm" draw:start-shape="id8" draw:start-glue-point="1" draw:end-shape="id9" draw:end-glue-point="6" svg:d="M4100 8105h818v696h832" svg:viewBox="0 0 1651 697">
          <text:p/>
        </draw:connector>
        <draw:connector draw:style-name="gr6" draw:text-style-name="P7" draw:layer="layout" svg:x1="4.1cm" svg:y1="10.825cm" svg:x2="5.75cm" svg:y2="10.199cm" draw:start-shape="id10" draw:start-glue-point="1" draw:end-shape="id9" draw:end-glue-point="7" svg:d="M4100 10825h818v-626h832" svg:viewBox="0 0 1651 627">
          <text:p/>
        </draw:connector>
        <draw:frame draw:style-name="gr84" draw:text-style-name="P21" draw:layer="layout" svg:width="1.9cm" svg:height="0.8cm" svg:x="2cm" svg:y="9.1cm">
          <draw:text-box>
            <text:p text:style-name="P1">Camera</text:p>
          </draw:text-box>
        </draw:frame>
        <draw:frame draw:style-name="gr84" draw:text-style-name="P21" draw:layer="layout" svg:width="1.9cm" svg:height="0.8cm" svg:x="1.9cm" svg:y="12cm">
          <draw:text-box>
            <text:p text:style-name="P1">Camera</text:p>
          </draw:text-box>
        </draw:frame>
        <draw:custom-shape draw:style-name="gr97" draw:text-style-name="P4" xml:id="id9" draw:id="id9" draw:layer="layout" svg:width="3.15cm" svg:height="3cm" svg:x="5.75cm" svg:y="8cm">
          <draw:glue-point draw:id="4" svg:x="5cm" svg:y="-2.666cm"/>
          <draw:glue-point draw:id="5" svg:x="5cm" svg:y="2.333cm"/>
          <draw:glue-point draw:id="6" svg:x="-5.047cm" svg:y="-2.333cm"/>
          <draw:glue-point draw:id="7" svg:x="-5.047cm" svg:y="2.333cm"/>
          <text:p text:style-name="P1"><text:span text:style-name="T1">Terminal</text:span></text:p>
          <draw:enhanced-geometry svg:viewBox="0 0 21600 21600" draw:type="rectangle" draw:enhanced-path="M 0 0 L 21600 0 21600 21600 0 21600 0 0 Z N"/>
        </draw:custom-shape>
        <draw:g>
          <draw:glue-point draw:id="4" svg:x="3.621cm" svg:y="-3.461cm"/>
          <draw:glue-point draw:id="5" svg:x="3.621cm" svg:y="-0.538cm"/>
          <draw:glue-point draw:id="6" svg:x="3.621cm" svg:y="2.692cm"/>
          <draw:glue-point draw:id="7" svg:x="1.552cm" svg:y="3.615cm"/>
          <draw:glue-point draw:id="8" svg:x="-1.55cm" svg:y="5cm"/>
          <draw:glue-point draw:id="9" svg:x="-3.274cm" svg:y="4.23cm"/>
          <draw:glue-point draw:id="10" svg:x="-4.999cm" svg:y="3.307cm"/>
          <draw:glue-point draw:id="11" svg:x="-4.999cm" svg:y="0.846cm"/>
          <draw:glue-point draw:id="12" svg:x="-4.999cm" svg:y="-2.692cm"/>
          <draw:glue-point draw:id="13" svg:x="-2.24cm" svg:y="-3.923cm"/>
          <draw:glue-point draw:id="14" svg:x="1.897cm" svg:y="-4.384cm"/>
          <draw:path draw:style-name="gr139" draw:text-style-name="P8" draw:layer="layout" svg:width="0.621cm" svg:height="0.394cm" svg:x="7.378cm" svg:y="9.986cm" svg:viewBox="0 0 622 395" svg:d="M0 395c110 0 537-154 606-209 68-54-101-186-160-186 0 70-446 279-446 395z">
            <text:p/>
          </draw:path>
          <draw:g>
            <draw:polygon draw:style-name="gr140" draw:text-style-name="P13" draw:layer="layout" svg:width="0.451cm" svg:height="1.316cm" svg:x="6.7cm" svg:y="9.195cm" svg:viewBox="0 0 452 1317" draw:points="0,1054 0,0 452,263 452,1317">
              <text:p/>
            </draw:polygon>
            <draw:polygon draw:style-name="gr141" draw:text-style-name="P19" draw:layer="layout" svg:width="0.678cm" svg:height="1.448cm" svg:x="7.152cm" svg:y="9.063cm" svg:viewBox="0 0 679 1449" draw:points="0,1449 0,395 679,0 679,1054">
              <text:p/>
            </draw:polygon>
            <draw:polygon draw:style-name="gr142" draw:text-style-name="P9" draw:layer="layout" svg:width="1.13cm" svg:height="0.658cm" svg:x="6.7cm" svg:y="8.8cm" svg:viewBox="0 0 1131 659" draw:points="452,659 0,395 678,0 1131,263">
              <text:p/>
            </draw:polygon>
            <draw:polygon draw:style-name="gr143" draw:text-style-name="P15" draw:layer="layout" svg:width="1.13cm" svg:height="1.712cm" svg:x="6.7cm" svg:y="8.8cm" svg:viewBox="0 0 1131 1713" draw:points="0,1449 0,395 679,0 1131,263 1131,1317 452,1713">
              <text:p/>
            </draw:polygon>
            <draw:polygon draw:style-name="gr144" draw:text-style-name="P20" draw:layer="layout" svg:width="0.055cm" svg:height="0.098cm" svg:x="7.039cm" svg:y="9.459cm" svg:viewBox="0 0 56 99" draw:points="0,66 0,0 56,33 56,99">
              <text:p/>
            </draw:polygon>
            <draw:polygon draw:style-name="gr145" draw:text-style-name="P22" draw:layer="layout" svg:width="0.056cm" svg:height="0.098cm" svg:x="6.926cm" svg:y="9.393cm" svg:viewBox="0 0 57 99" draw:points="0,66 0,0 57,33 57,99">
              <text:p/>
            </draw:polygon>
            <draw:polygon draw:style-name="gr146" draw:text-style-name="P23" draw:layer="layout" svg:width="0.055cm" svg:height="0.197cm" svg:x="6.813cm" svg:y="10.084cm" svg:viewBox="0 0 56 198" draw:points="0,165 0,0 56,33 56,198">
              <text:p/>
            </draw:polygon>
            <draw:polygon draw:style-name="gr147" draw:text-style-name="P23" draw:layer="layout" svg:width="0.055cm" svg:height="0.197cm" svg:x="6.926cm" svg:y="9.953cm" svg:viewBox="0 0 56 198" draw:points="0,165 0,0 56,33 56,198">
              <text:p/>
            </draw:polygon>
            <draw:polygon draw:style-name="gr148" draw:text-style-name="P23" draw:layer="layout" svg:width="0.055cm" svg:height="0.131cm" svg:x="6.813cm" svg:y="9.689cm" svg:viewBox="0 0 56 132" draw:points="0,99 0,0 56,33 56,132">
              <text:p/>
            </draw:polygon>
            <draw:polygon draw:style-name="gr149" draw:text-style-name="P23" draw:layer="layout" svg:width="0.055cm" svg:height="0.098cm" svg:x="6.813cm" svg:y="9.557cm" svg:viewBox="0 0 56 99" draw:points="0,66 0,0 56,33 56,99">
              <text:p/>
            </draw:polygon>
            <draw:polygon draw:style-name="gr150" draw:text-style-name="P23" draw:layer="layout" svg:width="0.055cm" svg:height="0.197cm" svg:x="6.813cm" svg:y="9.887cm" svg:viewBox="0 0 56 198" draw:points="0,165 0,0 56,33 56,198">
              <text:p/>
            </draw:polygon>
            <draw:polygon draw:style-name="gr151" draw:text-style-name="P23" draw:layer="layout" svg:width="0.055cm" svg:height="0.197cm" svg:x="6.926cm" svg:y="10.15cm" svg:viewBox="0 0 56 198" draw:points="0,165 0,0 56,33 56,198">
              <text:p/>
            </draw:polygon>
            <draw:polygon draw:style-name="gr152" draw:text-style-name="P23" draw:layer="layout" svg:width="0.055cm" svg:height="0.131cm" svg:x="6.926cm" svg:y="9.755cm" svg:viewBox="0 0 56 132" draw:points="0,99 0,0 56,33 56,132">
              <text:p/>
            </draw:polygon>
            <draw:polygon draw:style-name="gr153" draw:text-style-name="P23" draw:layer="layout" svg:width="0.055cm" svg:height="0.098cm" svg:x="6.926cm" svg:y="9.623cm" svg:viewBox="0 0 56 99" draw:points="0,66 0,0 56,33 56,99">
              <text:p/>
            </draw:polygon>
          </draw:g>
        </draw:g>
        <draw:custom-shape draw:style-name="gr154" draw:text-style-name="P5" xml:id="id11" draw:id="id11" draw:layer="layout" svg:width="3.3cm" svg:height="2.5cm" svg:x="9.8cm" svg:y="5.4cm">
          <text:p text:style-name="P1">W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7" draw:layer="layout" svg:x1="8.9cm" svg:y1="3.2cm" svg:x2="11.45cm" svg:y2="5.4cm" draw:start-shape="id6" draw:start-glue-point="1" draw:end-shape="id11" draw:end-glue-point="0" svg:d="M8900 3200h2550v2200" svg:viewBox="0 0 2551 2201">
          <text:p/>
        </draw:connector>
        <draw:connector draw:style-name="gr6" draw:text-style-name="P7" draw:layer="layout" svg:x1="8.9cm" svg:y1="9.5cm" svg:x2="11.45cm" svg:y2="7.9cm" draw:start-shape="id9" draw:start-glue-point="1" draw:end-shape="id11" draw:end-glue-point="2" svg:d="M8900 9500h2550v-1600" svg:viewBox="0 0 2551 1601">
          <text:p/>
        </draw:connector>
        <draw:connector draw:style-name="gr6" draw:text-style-name="P7" draw:layer="layout" svg:x1="13.1cm" svg:y1="6.65cm" svg:x2="16.45cm" svg:y2="6.65cm" draw:start-shape="id11" draw:start-glue-point="1" draw:end-shape="id1" draw:end-glue-point="3" svg:d="M13100 6650h3350" svg:viewBox="0 0 3351 1">
          <text:p/>
        </draw:connector>
        <draw:frame draw:style-name="gr84" draw:text-style-name="P21" draw:layer="layout" svg:width="1.9cm" svg:height="0.8cm" svg:x="11.591cm" svg:y="13.9cm">
          <draw:text-box>
            <text:p text:style-name="P1">User</text:p>
          </draw:text-box>
        </draw:frame>
        <draw:connector draw:style-name="gr6" draw:text-style-name="P7" draw:layer="layout" svg:x1="10.7cm" svg:y1="12.794cm" svg:x2="7.325cm" svg:y2="11cm" draw:start-shape="id12" draw:start-glue-point="3" draw:end-shape="id9" draw:end-glue-point="2" svg:d="M10700 12794h-3375v-1794" svg:viewBox="0 0 3376 1795">
          <text:p/>
        </draw:connector>
        <draw:frame draw:style-name="gr155" draw:text-style-name="P18" draw:layer="layout" svg:width="1.68cm" svg:height="2.38cm" svg:x="11.7cm" svg:y="11.4cm">
          <draw:image xlink:href="Pictures/20000067000009F800000E18936CFF5D4F839BA0.svm" xlink:type="simple" xlink:show="embed" xlink:actuate="onLoad" draw:mime-type="image/x-svm">
            <text:p/>
          </draw:image>
          <draw:image xlink:href="Pictures/1000000100000060000000886059B02390AAA975.png" xlink:type="simple" xlink:show="embed" xlink:actuate="onLoad" draw:mime-type="image/png"/>
        </draw:frame>
        <draw:g xml:id="id12" draw:id="id12">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56" draw:text-style-name="P8" draw:layer="layout" svg:width="0.588cm" svg:height="0.281cm" svg:x="10.91cm" svg:y="13.086cm" svg:viewBox="0 0 589 282" svg:d="M0 282c212 0 418-60 523-121 104-60 100-161-112-161 7 41-411 282-411 282z">
            <text:p/>
          </draw:path>
          <draw:g>
            <draw:polygon draw:style-name="gr157" draw:text-style-name="P11" draw:layer="layout" svg:width="0.542cm" svg:height="1.343cm" svg:x="10.778cm" svg:y="12.145cm" svg:viewBox="0 0 543 1344" draw:points="543,1031 543,0 0,314 0,1344">
              <text:p/>
            </draw:polygon>
            <draw:polygon draw:style-name="gr158" draw:text-style-name="P12" draw:layer="layout" svg:width="0.386cm" svg:height="0.94cm" svg:x="10.855cm" svg:y="12.279cm" svg:viewBox="0 0 387 941" draw:points="387,717 387,0 0,224 0,941">
              <text:p/>
            </draw:polygon>
            <draw:polygon draw:style-name="gr159" draw:text-style-name="P9" draw:layer="layout" svg:width="0.619cm" svg:height="0.357cm" svg:x="10.7cm" svg:y="12.1cm" svg:viewBox="0 0 620 358" draw:points="78,358 620,45 543,0 0,314">
              <text:p/>
            </draw:polygon>
            <draw:polygon draw:style-name="gr160" draw:text-style-name="P13" draw:layer="layout" svg:width="0.077cm" svg:height="1.074cm" svg:x="10.7cm" svg:y="12.414cm" svg:viewBox="0 0 78 1075" draw:points="78,1075 78,45 0,0 0,1031">
              <text:p/>
            </draw:polygon>
            <draw:polygon draw:style-name="gr161" draw:text-style-name="P15" draw:layer="layout" svg:width="0.619cm" svg:height="1.388cm" svg:x="10.7cm" svg:y="12.1cm" svg:viewBox="0 0 620 1389" draw:points="543,0 0,314 0,1344 78,1389 620,1075 620,45">
              <text:p/>
            </draw:polygon>
            <draw:line draw:style-name="gr162" draw:text-style-name="P14" draw:layer="layout" svg:x1="11.165cm" svg:y1="13.131cm" svg:x2="10.932cm" svg:y2="13.266cm">
              <text:p/>
            </draw:line>
          </draw:g>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adornments="Normalny"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adornments="Normalny"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adornments="Regularna"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Ubuntu" svg:font-family="Ubuntu" style:font-adornments="Regularna" style:font-family-generic="swiss" style:font-pitch="variable"/>
    <style:font-face style:name="微软雅黑" svg:font-family="微软雅黑"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draw:marker draw:name="Groty_20_strzałek_20_1" draw:display-name="Groty strzałek 1" svg:viewBox="0 0 20 20" svg:d="M0 20l10-20 10 20z"/>
    <draw:stroke-dash draw:name="Dash_20_Dot_20_3" draw:display-name="Dash Dot 3"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Normalny"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y"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Cezary Dołęga</meta:initial-creator>
    <meta:creation-date>2022-01-27T18:42:46.459000000</meta:creation-date>
    <dc:date>2022-01-27T20:08:58.468000000</dc:date>
    <dc:creator>Cezary Dołęga</dc:creator>
    <meta:editing-duration>PT42M17S</meta:editing-duration>
    <meta:editing-cycles>16</meta:editing-cycles>
    <meta:generator>LibreOffice/7.2.5.2$Windows_X86_64 LibreOffice_project/499f9727c189e6ef3471021d6132d4c694f357e5</meta:generator>
    <meta:document-statistic meta:object-count="198"/>
  </office:meta>
</office:document-meta>
</file>